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Carlito" fo:font-size="11pt" style:font-size-asian="11pt" style:font-size-complex="11pt"/>
    </style:style>
    <style:style style:name="P2" style:family="paragraph" style:parent-style-name="Text_20_body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3" style:family="paragraph" style:parent-style-name="Text_20_body" style:list-style-name="L1">
      <style:paragraph-properties fo:margin-top="0cm" fo:margin-bottom="0.282cm" style:contextual-spacing="false" fo:line-height="116%"/>
      <style:text-properties style:font-name="Carlito" fo:font-size="11pt" style:font-size-asian="11pt" style:font-size-complex="11pt"/>
    </style:style>
    <style:style style:name="P4" style:family="paragraph" style:parent-style-name="Text_20_body">
      <style:paragraph-properties fo:margin-top="0cm" fo:margin-bottom="0.282cm" style:contextual-spacing="false" fo:line-height="116%"/>
      <style:text-properties style:font-name="Carlito" fo:font-size="11pt" style:font-size-asian="11pt" style:font-size-complex="11pt"/>
    </style:style>
    <style:style style:name="P5" style:family="paragraph" style:parent-style-name="Text_20_body" style:list-style-name="L2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6" style:family="paragraph" style:parent-style-name="Standard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How does Django’s built-in authentication system work?</text:span></text:span></text:h>
      <text:p text:style-name="P2"><text:span text:style-name="Strong_20_Emphasis"><text:span text:style-name="T2">Answer:</text:span></text:span></text:p>
      <text:p text:style-name="P2"><text:span text:style-name="T2">Django provides a complete </text:span><text:span text:style-name="Strong_20_Emphasis"><text:span text:style-name="T2">authentication system</text:span></text:span><text:span text:style-name="T2"> that handles:</text:span></text:p>
      <text:list text:style-name="L1">
        <text:list-item>
          <text:p text:style-name="P3">User creation, login, logout</text:p>
        </text:list-item>
        <text:list-item>
          <text:p text:style-name="P3">Password hashing and authentication</text:p>
        </text:list-item>
        <text:list-item>
          <text:p text:style-name="P3">User sessions</text:p>
        </text:list-item>
        <text:list-item>
          <text:p text:style-name="P3">Permissions and groups</text:p>
        </text:list-item>
      </text:list>
      <text:p text:style-name="P2"><text:span text:style-name="T2">The system uses the </text:span><text:span text:style-name="Source_20_Text"><text:span text:style-name="T2">User</text:span></text:span><text:span text:style-name="T2"> model from </text:span><text:span text:style-name="Source_20_Text"><text:span text:style-name="T3">django.contrib.auth.models</text:span></text:span><text:span text:style-name="T3">.</text:span><text:span text:style-name="T2"> Django stores passwords in a securely hashed format and manages sessions via middleware.</text:span></text:p>
      <text:p text:style-name="P4">Key components:</text:p>
      <text:list text:style-name="L2">
        <text:list-item>
          <text:p text:style-name="P5"><text:span text:style-name="Source_20_Text"><text:span text:style-name="T3">authenticate()</text:span></text:span><text:span text:style-name="T2">: Verifies credentials.</text:span></text:p>
        </text:list-item>
        <text:list-item>
          <text:p text:style-name="P5"><text:span text:style-name="Source_20_Text"><text:span text:style-name="T3">login()</text:span></text:span><text:span text:style-name="T2">: Creates a session.</text:span></text:p>
        </text:list-item>
        <text:list-item>
          <text:p text:style-name="P5"><text:span text:style-name="Source_20_Text"><text:span text:style-name="T3">logout()</text:span></text:span><text:span text:style-name="T2">: Ends the session.</text:span></text:p>
        </text:list-item>
        <text:list-item>
          <text:p text:style-name="P5"><text:span text:style-name="Source_20_Text"><text:span text:style-name="T3">is_authenticated</text:span></text:span><text:span text:style-name="T2">: Property to check login status.</text:span></text:p>
        </text:list-item>
      </text:list>
      <text:p text:style-name="P6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9</meta:editing-cycles>
    <meta:creation-date>2025-06-16T14:44:11.283074600</meta:creation-date>
    <meta:editing-duration>PT7M29S</meta:editing-duration>
    <meta:generator>LibreOffice/25.2.4.3$Windows_X86_64 LibreOffice_project/33e196637044ead23f5c3226cde09b47731f7e27</meta:generator>
    <dc:title>Carlito Default</dc:title>
    <dc:date>2025-06-16T15:37:47.392170200</dc:date>
    <meta:document-statistic meta:table-count="0" meta:image-count="0" meta:object-count="0" meta:page-count="1" meta:paragraph-count="13" meta:word-count="77" meta:character-count="536" meta:non-whitespace-character-count="480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